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fb0" officeooo:paragraph-rsid="000c2fb0"/>
    </style:style>
    <style:style style:name="P2" style:family="paragraph" style:parent-style-name="Standard">
      <style:text-properties officeooo:rsid="000c2fb0" officeooo:paragraph-rsid="000c2fb0"/>
    </style:style>
    <style:style style:name="P3" style:family="paragraph" style:parent-style-name="Standard" style:list-style-name="L1">
      <style:text-properties officeooo:rsid="000c2fb0" officeooo:paragraph-rsid="000c2fb0"/>
    </style:style>
    <style:style style:name="P4" style:family="paragraph" style:parent-style-name="Standard" style:list-style-name="L2">
      <style:text-properties officeooo:rsid="000c2fb0" officeooo:paragraph-rsid="000c2fb0"/>
    </style:style>
    <style:style style:name="P5" style:family="paragraph" style:parent-style-name="Standard" style:list-style-name="L3">
      <style:text-properties officeooo:rsid="000c2fb0" officeooo:paragraph-rsid="000c2fb0"/>
    </style:style>
    <style:style style:name="P6" style:family="paragraph" style:parent-style-name="Standard" style:list-style-name="L4">
      <style:text-properties officeooo:rsid="000c2fb0" officeooo:paragraph-rsid="000c2fb0"/>
    </style:style>
    <style:style style:name="P7" style:family="paragraph" style:parent-style-name="Standard">
      <style:text-properties fo:font-weight="bold" officeooo:rsid="0011d9ed" officeooo:paragraph-rsid="0011d9ed" style:font-weight-asian="bold" style:font-weight-complex="bold"/>
    </style:style>
    <style:style style:name="P8" style:family="paragraph" style:parent-style-name="Standard">
      <style:text-properties fo:font-weight="bold" officeooo:rsid="0011db69" officeooo:paragraph-rsid="0011db69" style:font-weight-asian="bold" style:font-weight-complex="bold"/>
    </style:style>
    <style:style style:name="P9" style:family="paragraph" style:parent-style-name="Standard">
      <style:text-properties fo:font-weight="bold" officeooo:rsid="00129cf1" officeooo:paragraph-rsid="00129cf1" style:font-weight-asian="bold" style:font-weight-complex="bold"/>
    </style:style>
    <style:style style:name="P10" style:family="paragraph" style:parent-style-name="Standard">
      <style:text-properties officeooo:rsid="0011db69" officeooo:paragraph-rsid="0011db69"/>
    </style:style>
    <style:style style:name="P11" style:family="paragraph" style:parent-style-name="Standard" style:list-style-name="L3">
      <style:text-properties officeooo:rsid="0011db69" officeooo:paragraph-rsid="0011db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constants that need to be fed to the "collate_cultivar_data" project.</text:p>
      <text:p text:style-name="P1"/>
      <text:p text:style-name="P7">cleaning_operations.py</text:p>
      <text:list xml:id="list1557194709" text:style-name="L1">
        <text:list-item>
          <text:p text:style-name="P3">RAIN_THRESHOLD = 2</text:p>
        </text:list-item>
        <text:list-item>
          <text:p text:style-name="P3">ETO_MAX = 12</text:p>
        </text:list-item>
        <text:list-item>
          <text:p text:style-name="P3">KCP_MAX = 0.8</text:p>
        </text:list-item>
        <text:list-item>
          <text:p text:style-name="P3">BEGINNING_SEASON_MONTH = 7</text:p>
        </text:list-item>
        <text:list-item>
          <text:p text:style-name="P3">ETCP_PERC_DEVIATION = 0.30</text:p>
        </text:list-item>
        <text:list-item>
          <text:p text:style-name="P3">KCP_PERC_DEVIATION = 0.50</text:p>
        </text:list-item>
      </text:list>
      <text:p text:style-name="P1"/>
      <text:p text:style-name="P7">extract_1_get_daily_data_csv_format.py</text:p>
      <text:list xml:id="list3069996902" text:style-name="L2">
        <text:list-item>
          <text:p text:style-name="P4">API_START_DATE = 2017-01-01</text:p>
        </text:list-item>
        <text:list-item>
          <text:p text:style-name="P4">API_END_DATE = yesterday</text:p>
        </text:list-item>
        <text:list-item>
          <text:p text:style-name="P4">TEMPERATURE_BASE = 10 degrees Celsius</text:p>
        </text:list-item>
      </text:list>
      <text:p text:style-name="P1"/>
      <text:p text:style-name="P8">helper_functions.py</text:p>
      <text:list xml:id="list2763232590" text:style-name="L3">
        <text:list-item>
          <text:p text:style-name="P5">pol_degree = 4</text:p>
        </text:list-item>
        <text:list-item>
          <text:p text:style-name="P11">ALLOWED_TAIL_DEVIATION = 0.75</text:p>
        </text:list-item>
      </text:list>
      <text:p text:style-name="P10"/>
      <text:p text:style-name="P9">helper_meta_data.py</text:p>
      <text:list xml:id="list3755756223" text:style-name="L4">
        <text:list-item>
          <text:p text:style-name="P6">delta_x = 1 (also known as step_size)</text:p>
        </text:list-item>
        <text:list-item>
          <text:p text:style-name="P6">x_limits = [0, 365]</text:p>
        </text:list-item>
        <text:list-item>
          <text:p text:style-name="P6">CULTIVAR = "Golden Delicious Apples"</text:p>
        </text:list-item>
        <text:list-item>
          <text:p text:style-name="P6">WEEKLY_BINNED_VERSION = True</text:p>
        </text:list-item>
        <text:list-item>
          <text:p text:style-name="P6">mode = "WMA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7:46:41.580939149</meta:creation-date>
    <dc:date>2019-04-29T12:23:25.049474770</dc:date>
    <meta:editing-duration>PT13M2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88" meta:character-count="576" meta:non-whitespace-character-count="525"/>
  </office:meta>
</office:document-meta>
</file>